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-color="#00ffff" draw:opacity="50%" draw:textarea-horizontal-align="center" draw:textarea-vertical-align="middle" draw:shadow-opacity="50%"/>
    </style:style>
    <style:style style:name="gr5" style:family="graphic" style:parent-style-name="standard">
      <style:graphic-properties draw:stroke="none" draw:fill-color="#ff420e" draw:opacity="50%" draw:textarea-horizontal-align="center" draw:textarea-vertical-align="middle" draw:shadow-opacity="50%"/>
    </style:style>
    <style:style style:name="gr6" style:family="graphic" style:parent-style-name="standard">
      <style:graphic-properties draw:stroke="none" draw:fill-color="#00ff00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draw:fill-color="#e6e6e6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rect draw:style-name="gr1" draw:text-style-name="P1" draw:layer="layout" svg:width="0.657cm" svg:height="5.683cm" svg:x="0.404cm" svg:y="2.361cm">
          <text:p/>
        </draw:rect>
        <draw:rect draw:style-name="gr1" draw:text-style-name="P1" draw:layer="layout" svg:width="0.656cm" svg:height="5.682cm" svg:x="3.227cm" svg:y="2.363cm">
          <text:p/>
        </draw:rect>
        <draw:rect draw:style-name="gr1" draw:text-style-name="P1" draw:layer="layout" svg:width="0.657cm" svg:height="3.48cm" draw:transform="rotate (1.5707963267946) translate (3.225cm 8.042cm)">
          <text:p/>
        </draw:rect>
        <draw:rect draw:style-name="gr1" draw:text-style-name="P1" draw:layer="layout" svg:width="0.658cm" svg:height="5.682cm" svg:x="6.029cm" svg:y="2.364cm">
          <text:p/>
        </draw:rect>
        <draw:custom-shape draw:style-name="gr2" draw:text-style-name="P1" draw:layer="layout" svg:width="3.63cm" svg:height="3.869cm" draw:transform="rotate (-1.57079632679579) translate (9.336cm 2.364cm)">
          <text:p/>
          <draw:enhanced-geometry svg:viewBox="0 0 21600 21600" draw:mirror-horizontal="false" draw:mirror-vertical="false" draw:type="block-arc" draw:modifiers="179.818157539167 7034.4612059555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" draw:text-style-name="P1" draw:layer="layout" svg:width="0.651cm" svg:height="5.687cm" draw:transform="skewX (-0.460592389601217) translate (0.405cm 2.362cm)">
          <text:p/>
        </draw:rect>
        <draw:rect draw:style-name="gr1" draw:text-style-name="P1" draw:layer="layout" svg:width="0.656cm" svg:height="5.683cm" svg:x="3.227cm" svg:y="2.364cm">
          <text:p/>
        </draw:rect>
        <draw:rect draw:style-name="gr1" draw:text-style-name="P1" draw:layer="layout" svg:width="0.657cm" svg:height="3.48cm" draw:transform="rotate (1.5707963267946) translate (6.021cm 8.042cm)">
          <text:p/>
        </draw:rect>
      </draw:page>
      <draw:page draw:name="page2" draw:style-name="dp1" draw:master-page-name="標準">
        <draw:rect draw:style-name="gr1" draw:text-style-name="P1" draw:layer="layout" svg:width="0.657cm" svg:height="5.683cm" svg:x="0.604cm" svg:y="2.361cm">
          <text:p/>
        </draw:rect>
        <draw:rect draw:style-name="gr1" draw:text-style-name="P1" draw:layer="layout" svg:width="0.656cm" svg:height="5.682cm" svg:x="3.427cm" svg:y="2.363cm">
          <text:p/>
        </draw:rect>
        <draw:rect draw:style-name="gr1" draw:text-style-name="P1" draw:layer="layout" svg:width="0.657cm" svg:height="2.088cm" draw:transform="rotate (1.5707963267946) translate (3.425cm 8.042cm)">
          <text:p/>
        </draw:rect>
        <draw:rect draw:style-name="gr1" draw:text-style-name="P1" draw:layer="layout" svg:width="0.658cm" svg:height="5.682cm" svg:x="6.229cm" svg:y="2.364cm">
          <text:p/>
        </draw:rect>
        <draw:custom-shape draw:style-name="gr2" draw:text-style-name="P1" draw:layer="layout" svg:width="3.63cm" svg:height="3.869cm" draw:transform="rotate (-1.57079632679579) translate (9.536cm 2.364cm)">
          <text:p/>
          <draw:enhanced-geometry svg:viewBox="0 0 21600 21600" draw:mirror-horizontal="false" draw:mirror-vertical="false" draw:type="block-arc" draw:modifiers="179.818157539167 7034.4612059555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" draw:text-style-name="P1" draw:layer="layout" svg:width="0.656cm" svg:height="5.683cm" svg:x="3.427cm" svg:y="2.364cm">
          <text:p/>
        </draw:rect>
        <draw:path draw:style-name="gr3" draw:text-style-name="P1" draw:layer="layout" svg:width="2.146cm" svg:height="4.326cm" svg:x="1.931cm" svg:y="3.722cm" svg:viewBox="0 0 2147 4327" svg:d="M2146 4324l1 3h-651l-1-3zM844 3013l-844-1701v-1312l844 1701z">
          <text:p/>
        </draw:path>
      </draw:page>
      <draw:page draw:name="page3" draw:style-name="dp1" draw:master-page-name="標準">
        <draw:polygon draw:style-name="gr3" draw:text-style-name="P1" draw:layer="layout" svg:width="4.087cm" svg:height="6.674cm" svg:x="3.65cm" svg:y="1.887cm" svg:viewBox="0 0 4088 6675" draw:points="2,6675 2,6671 0,6671 0,5899 2,5899 2,0 774,0 774,5899 4088,5899 4088,6671 774,6671 774,6675">
          <text:p/>
        </draw:polygon>
        <draw:path draw:style-name="gr3" draw:text-style-name="P1" draw:layer="layout" svg:width="2.654cm" svg:height="6.675cm" svg:x="6.967cm" svg:y="1.887cm" svg:viewBox="0 0 2655 6676" svg:d="M0 6676v-6675h737v-1l95 1 95 6 94 11 94 16 93 22 92 26 91 32 89 36 87 41 85 46 83 50 80 55 78 60 75 63 72 68 69 71 65 75 62 78 58 82 54 85 50 87 46 91 41 92 38 95 33 97 28 98 24 100 19 101 14 102 10 103 4 102v104l-4 103-10 102-14 102-19 101-24 100-28 98-33 97-38 95-41 92-46 91-50 87-54 85-58 82-62 78-65 75-69 71-72 68-75 63-78 60-80 55-83 50-85 46-87 41-89 36-91 32-92 26-93 22-94 16-94 11-95 6-60 1v2588zM772 3405l40-1 63-4 63-7 63-11 62-14 61-18 60-21 60-24 58-27 57-31 55-33 54-37 51-39 50-43 48-45 46-47 44-50 41-52 38-55 36-56 34-59 30-60 28-62 25-63 22-64 19-66 16-66 12-68 10-68 6-68 4-69v-68l-4-69-6-68-10-68-12-68-16-66-19-66-22-64-25-63-28-62-30-60-34-59-36-56-38-55-41-52-44-50-46-47-48-45-50-43-51-39-54-37-55-33-57-31-58-27-60-24-60-21-61-18-62-14-63-11-63-7-63-4-40-1z">
          <text:p/>
        </draw:path>
        <draw:polygon draw:style-name="gr3" draw:text-style-name="P1" draw:layer="layout" svg:width="4.086cm" svg:height="6.68cm" svg:x="0.338cm" svg:y="1.886cm" svg:viewBox="0 0 4087 6681" draw:points="0,6675 0,0 772,0 772,13 3315,5137 3315,4 4087,4 4087,6679 4080,6679 4081,6681 3316,6681 3315,6679 3315,6679 3315,6679 772,1555 772,6675">
          <text:p/>
        </draw:polygon>
      </draw:page>
      <draw:page draw:name="page4" draw:style-name="dp1" draw:master-page-name="標準">
        <draw:rect draw:style-name="gr1" draw:text-style-name="P1" draw:layer="layout" svg:width="0.657cm" svg:height="5.683cm" svg:x="0.604cm" svg:y="2.361cm">
          <text:p/>
        </draw:rect>
        <draw:rect draw:style-name="gr1" draw:text-style-name="P1" draw:layer="layout" svg:width="0.656cm" svg:height="5.682cm" svg:x="3.427cm" svg:y="2.363cm">
          <text:p/>
        </draw:rect>
        <draw:rect draw:style-name="gr1" draw:text-style-name="P1" draw:layer="layout" svg:width="0.657cm" svg:height="2.088cm" draw:transform="rotate (1.5707963267946) translate (3.425cm 8.042cm)">
          <text:p/>
        </draw:rect>
        <draw:rect draw:style-name="gr1" draw:text-style-name="P1" draw:layer="layout" svg:width="0.658cm" svg:height="5.682cm" svg:x="6.229cm" svg:y="2.364cm">
          <text:p/>
        </draw:rect>
        <draw:custom-shape draw:style-name="gr2" draw:text-style-name="P1" draw:layer="layout" svg:width="3.63cm" svg:height="3.869cm" draw:transform="rotate (-1.57079632679579) translate (9.536cm 2.364cm)">
          <text:p/>
          <draw:enhanced-geometry svg:viewBox="0 0 21600 21600" draw:mirror-horizontal="false" draw:mirror-vertical="false" draw:type="block-arc" draw:modifiers="179.818157539167 7034.4612059555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" draw:text-style-name="P1" draw:layer="layout" svg:width="0.656cm" svg:height="5.683cm" svg:x="3.427cm" svg:y="2.364cm">
          <text:p/>
        </draw:rect>
        <draw:path draw:style-name="gr3" draw:text-style-name="P1" draw:layer="layout" svg:width="2.146cm" svg:height="4.326cm" svg:x="1.931cm" svg:y="3.722cm" svg:viewBox="0 0 2147 4327" svg:d="M2146 4324l1 3h-651l-1-3zM844 3013l-844-1701v-1312l844 1701z">
          <text:p/>
        </draw:path>
      </draw:page>
      <draw:page draw:name="page5" draw:style-name="dp1" draw:master-page-name="標準">
        <draw:polygon draw:style-name="gr4" draw:text-style-name="P1" draw:layer="layout" svg:width="2.087cm" svg:height="5.681cm" svg:x="3.425cm" svg:y="2.363cm" svg:viewBox="0 0 2088 5682" draw:points="2,5682 2,5679 0,5679 0,5022 2,5022 2,0 658,0 658,5022 2088,5022 2088,5679 658,5679 658,5682">
          <text:p/>
        </draw:polygon>
        <draw:path draw:style-name="gr5" draw:text-style-name="P1" draw:layer="layout" svg:width="3.305cm" svg:height="5.681cm" svg:x="6.229cm" svg:y="2.364cm" svg:viewBox="0 0 3306 5682" svg:d="M0 5682v-5682h658v5682zM1366 3630l2-632 63-1 63-4 63-8 62-10 61-13 61-16 60-18 58-22 58-24 56-27 54-29 53-32 52-34 49-37 47-39 45-41 43-44 41-45 38-47 36-49 32-50 31-52 27-53 25-55 21-55 19-57 15-57 13-58 9-59 6-58 4-59v-60l-4-59-6-58-9-59-13-58-15-57-19-57-21-55-25-55-27-53-31-52-32-50-36-49-38-47-41-45-43-44-45-41-47-39-49-37-52-34-53-32-54-29-56-27-58-24-58-22-60-18-61-16-61-13-62-10-63-8-63-4-63-1-2-632 97 2 96 7 96 11 95 15 95 20 93 24 91 29 90 33 89 37 86 41 84 45 81 49 79 53 75 57 73 60 69 63 66 66 62 69 59 73 54 75 51 77 46 79 42 82 38 84 33 85 28 86 24 88 19 89 15 90 10 90 4 91v90l-4 91-10 90-15 90-19 89-24 88-28 86-33 85-38 84-42 82-46 79-51 77-54 75-59 73-62 69-66 66-69 63-73 60-75 57-79 53-81 49-84 45-86 41-89 37-90 33-91 29-93 24-95 20-95 15-96 11-96 7z">
          <text:p/>
        </draw:path>
        <draw:path draw:style-name="gr6" draw:text-style-name="P1" draw:layer="layout" svg:width="3.478cm" svg:height="5.687cm" svg:x="0.605cm" svg:y="2.361cm" svg:viewBox="0 0 3479 5688" svg:d="M0 5683v-5683h657v5683zM2823 3h656v5683h-6l1 2h-651l-1-3h1zM2171 4374l-844-1701v-1312l844 1701z">
          <text:p/>
        </draw:path>
      </draw:page>
      <draw:page draw:name="page6" draw:style-name="dp1" draw:master-page-name="標準">
        <draw:rect draw:style-name="gr7" draw:text-style-name="P1" draw:layer="layout" svg:width="9.876cm" svg:height="3.452cm" svg:x="0.062cm" svg:y="-0.926cm">
          <text:p/>
        </draw:rect>
        <draw:rect draw:style-name="gr7" draw:text-style-name="P1" draw:layer="layout" svg:width="9.876cm" svg:height="3.452cm" svg:x="0.077cm" svg:y="7.443cm">
          <text:p/>
        </draw:rect>
        <draw:rect draw:style-name="gr7" draw:text-style-name="P1" draw:layer="layout" svg:width="9.876cm" svg:height="3.452cm" svg:x="0.062cm" svg:y="3.274cm">
          <text:p/>
        </draw:rect>
        <draw:g>
          <draw:polygon draw:style-name="gr4" draw:text-style-name="P1" draw:layer="layout" svg:width="2.087cm" svg:height="5.681cm" svg:x="3.425cm" svg:y="2.158cm" svg:viewBox="0 0 2088 5682" draw:points="2,5682 2,5679 0,5679 0,5022 2,5022 2,0 658,0 658,5022 2088,5022 2088,5679 658,5679 658,5682">
            <text:p/>
          </draw:polygon>
          <draw:path draw:style-name="gr5" draw:text-style-name="P1" draw:layer="layout" svg:width="3.305cm" svg:height="5.681cm" svg:x="6.229cm" svg:y="2.159cm" svg:viewBox="0 0 3306 5682" svg:d="M0 5682v-5682h658v5682zM1366 3630l2-632 63-1 63-4 63-8 62-10 61-13 61-16 60-18 58-22 58-24 56-27 54-29 53-32 52-34 49-37 47-39 45-41 43-44 41-45 38-47 36-49 32-50 31-52 27-53 25-55 21-55 19-57 15-57 13-58 9-59 6-58 4-59v-60l-4-59-6-58-9-59-13-58-15-57-19-57-21-55-25-55-27-53-31-52-32-50-36-49-38-47-41-45-43-44-45-41-47-39-49-37-52-34-53-32-54-29-56-27-58-24-58-22-60-18-61-16-61-13-62-10-63-8-63-4-63-1-2-632 97 2 96 7 96 11 95 15 95 20 93 24 91 29 90 33 89 37 86 41 84 45 81 49 79 53 75 57 73 60 69 63 66 66 62 69 59 73 54 75 51 77 46 79 42 82 38 84 33 85 28 86 24 88 19 89 15 90 10 90 4 91v90l-4 91-10 90-15 90-19 89-24 88-28 86-33 85-38 84-42 82-46 79-51 77-54 75-59 73-62 69-66 66-69 63-73 60-75 57-79 53-81 49-84 45-86 41-89 37-90 33-91 29-93 24-95 20-95 15-96 11-96 7z">
            <text:p/>
          </draw:path>
          <draw:path draw:style-name="gr6" draw:text-style-name="P1" draw:layer="layout" svg:width="3.478cm" svg:height="5.687cm" svg:x="0.605cm" svg:y="2.156cm" svg:viewBox="0 0 3479 5688" svg:d="M0 5683v-5683h657v5683zM2823 3h656v5683h-6l1 2h-651l-1-3h1zM2171 4374l-844-1701v-1312l844 1701z">
            <text:p/>
          </draw:path>
        </draw:g>
      </draw:page>
      <draw:page draw:name="page7" draw:style-name="dp1" draw:master-page-name="標準">
        <draw:rect draw:style-name="gr7" draw:text-style-name="P1" draw:layer="layout" svg:width="9.876cm" svg:height="3.452cm" svg:x="0.062cm" svg:y="3.274cm">
          <text:p/>
        </draw:rect>
        <draw:g>
          <draw:polygon draw:style-name="gr4" draw:text-style-name="P1" draw:layer="layout" svg:width="2.087cm" svg:height="5.681cm" svg:x="3.425cm" svg:y="2.158cm" svg:viewBox="0 0 2088 5682" draw:points="2,5682 2,5679 0,5679 0,5022 2,5022 2,0 658,0 658,5022 2088,5022 2088,5679 658,5679 658,5682">
            <text:p/>
          </draw:polygon>
          <draw:path draw:style-name="gr5" draw:text-style-name="P1" draw:layer="layout" svg:width="3.305cm" svg:height="5.681cm" svg:x="6.229cm" svg:y="2.159cm" svg:viewBox="0 0 3306 5682" svg:d="M0 5682v-5682h658v5682zM1366 3630l2-632 63-1 63-4 63-8 62-10 61-13 61-16 60-18 58-22 58-24 56-27 54-29 53-32 52-34 49-37 47-39 45-41 43-44 41-45 38-47 36-49 32-50 31-52 27-53 25-55 21-55 19-57 15-57 13-58 9-59 6-58 4-59v-60l-4-59-6-58-9-59-13-58-15-57-19-57-21-55-25-55-27-53-31-52-32-50-36-49-38-47-41-45-43-44-45-41-47-39-49-37-52-34-53-32-54-29-56-27-58-24-58-22-60-18-61-16-61-13-62-10-63-8-63-4-63-1-2-632 97 2 96 7 96 11 95 15 95 20 93 24 91 29 90 33 89 37 86 41 84 45 81 49 79 53 75 57 73 60 69 63 66 66 62 69 59 73 54 75 51 77 46 79 42 82 38 84 33 85 28 86 24 88 19 89 15 90 10 90 4 91v90l-4 91-10 90-15 90-19 89-24 88-28 86-33 85-38 84-42 82-46 79-51 77-54 75-59 73-62 69-66 66-69 63-73 60-75 57-79 53-81 49-84 45-86 41-89 37-90 33-91 29-93 24-95 20-95 15-96 11-96 7z">
            <text:p/>
          </draw:path>
          <draw:path draw:style-name="gr6" draw:text-style-name="P1" draw:layer="layout" svg:width="3.478cm" svg:height="5.687cm" svg:x="0.605cm" svg:y="2.156cm" svg:viewBox="0 0 3479 5688" svg:d="M0 5683v-5683h657v5683zM2823 3h656v5683h-6l1 2h-651l-1-3h1zM2171 4374l-844-1701v-1312l844 1701z">
            <text:p/>
          </draw:path>
        </draw:g>
      </draw:page>
      <draw:page draw:name="page8" draw:style-name="dp1" draw:master-page-name="標準">
        <draw:g>
          <draw:polygon draw:style-name="gr4" draw:text-style-name="P1" draw:layer="layout" svg:width="2.087cm" svg:height="5.681cm" svg:x="3.425cm" svg:y="2.158cm" svg:viewBox="0 0 2088 5682" draw:points="2,5682 2,5679 0,5679 0,5022 2,5022 2,0 658,0 658,5022 2088,5022 2088,5679 658,5679 658,5682">
            <text:p/>
          </draw:polygon>
          <draw:path draw:style-name="gr5" draw:text-style-name="P1" draw:layer="layout" svg:width="3.305cm" svg:height="5.681cm" svg:x="6.229cm" svg:y="2.159cm" svg:viewBox="0 0 3306 5682" svg:d="M0 5682v-5682h658v5682zM1366 3630l2-632 63-1 63-4 63-8 62-10 61-13 61-16 60-18 58-22 58-24 56-27 54-29 53-32 52-34 49-37 47-39 45-41 43-44 41-45 38-47 36-49 32-50 31-52 27-53 25-55 21-55 19-57 15-57 13-58 9-59 6-58 4-59v-60l-4-59-6-58-9-59-13-58-15-57-19-57-21-55-25-55-27-53-31-52-32-50-36-49-38-47-41-45-43-44-45-41-47-39-49-37-52-34-53-32-54-29-56-27-58-24-58-22-60-18-61-16-61-13-62-10-63-8-63-4-63-1-2-632 97 2 96 7 96 11 95 15 95 20 93 24 91 29 90 33 89 37 86 41 84 45 81 49 79 53 75 57 73 60 69 63 66 66 62 69 59 73 54 75 51 77 46 79 42 82 38 84 33 85 28 86 24 88 19 89 15 90 10 90 4 91v90l-4 91-10 90-15 90-19 89-24 88-28 86-33 85-38 84-42 82-46 79-51 77-54 75-59 73-62 69-66 66-69 63-73 60-75 57-79 53-81 49-84 45-86 41-89 37-90 33-91 29-93 24-95 20-95 15-96 11-96 7z">
            <text:p/>
          </draw:path>
          <draw:path draw:style-name="gr6" draw:text-style-name="P1" draw:layer="layout" svg:width="3.478cm" svg:height="5.687cm" svg:x="0.605cm" svg:y="2.156cm" svg:viewBox="0 0 3479 5688" svg:d="M0 5683v-5683h657v5683zM2823 3h656v5683h-6l1 2h-651l-1-3h1zM2171 4374l-844-1701v-1312l844 1701z">
            <text:p/>
          </draw:path>
        </draw:g>
        <draw:custom-shape draw:style-name="gr2" draw:text-style-name="P1" draw:layer="layout" svg:width="4.754cm" svg:height="0.73cm" draw:transform="skewX (-0.577878515335213) rotate (-0.576656784860005) translate (5.08cm 1.92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4cm" svg:height="0.73cm" draw:transform="skewX (0.577878515335213) rotate (2.57645504179354) translate (9.066cm 7.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4.754cm" svg:height="0.73cm" draw:transform="skewX (0.577878515335213) rotate (-0.576656784860005) translate (0.24cm 1.9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4.754cm" svg:height="0.73cm" draw:transform="skewX (-0.577878515335213) rotate (2.57645504179354) translate (4.266cm 7.93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3.519cm" svg:height="0.568cm" draw:transform="rotate (-2.57104452111355) translate (3.395cm 1.975cm)">
          <text:p/>
          <draw:enhanced-geometry svg:viewBox="0 0 21600 21600" draw:glue-points="?f6 10800 10800 21600 ?f5 10800 10800 0" draw:text-areas="?f3 ?f3 ?f4 ?f4" draw:type="trapezoid" draw:modifiers="3626.590909090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2.089cm" svg:height="2.089cm" svg:x="3.551cm" svg:y="3.887cm">
          <text:p/>
          <draw:enhanced-geometry svg:viewBox="0 0 21600 21600" draw:glue-points="10800 0 3163 3163 0 10800 3163 18437 10800 21600 18437 18437 21600 10800 18437 3163" draw:text-areas="3163 3163 18437 18437" draw:type="ring" draw:modifiers="8598.660287081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5T07:45:09</meta:creation-date>
    <dc:date>2015-02-15T08:23:40</dc:date>
    <meta:editing-duration>PT7M20S</meta:editing-duration>
    <meta:editing-cycles>1</meta:editing-cycles>
    <meta:document-statistic meta:object-count="50"/>
    <meta:generator>OpenOffice/4.1.0$Unix OpenOffice.org_project/410m18$Build-9764</meta:generator>
  </office:meta>
</office:document-meta>
</file>